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44347223146239581" text:style-name="L1">
        <text:list-item>
          <text:p text:style-name="P1">HTML- used for formatting text on static websites. Very easy to learn. Start here. </text:p>
        </text:list-item>
        <text:list-item>
          <text:p text:style-name="P1">CSS- use for styling HTML so that it looks better and is more functional. </text:p>
        </text:list-item>
        <text:list-item>
          <text:p text:style-name="P1">Javascript- used for "programming? Websites so that they have functions like dynamic buttons that perform app-like tasks.</text:p>
        </text:list-item>
        <text:list-item>
          <text:p text:style-name="P1">Python- uses a command line interface to make apps or perform tasks. Journey into app building begins here.</text:p>
        </text:list-item>
        <text:list-item>
          <text:p text:style-name="P1">SQL- used for building databased based of form data. Forms contain fields like name/email/phone# for contact lists. Databases are tables of information that programs use to organize form data.</text:p>
        </text:list-item>
        <text:list-item>
          <text:p text:style-name="P1">Basic- A beginners language for making simple programs and learning syntax before moving to C, and then C++ or C#.</text:p>
        </text:list-item>
        <text:list-item>
          <text:p text:style-name="P1">Java- an intermidiete scripting language taught in college used to practice concepts in computer science degrees. It is used in many real world applications most notable ATMs.</text:p>
        </text:list-item>
        <text:list-item>
          <text:p text:style-name="P1">PHP- a simple but powerful language that is used for web development of dynamic webpages. Things like sending emails, collecting webforms, ecommerce, adding interactivity to static pages.</text:p>
        </text:list-item>
        <text:list-item>
          <text:p text:style-name="P1">C- basic version of the C family of languages used to learn how to build backend logic and access program memory.</text:p>
        </text:list-item>
        <text:list-item>
          <text:p text:style-name="P1">C++ - advanced version of C family of languages used to build full enterprise software and have greater control over memory to increase oerfirmance. C++ is used in any type of full for sale commercial programs that users downloiad and run directly off their computer, things like productivity software to memory intensive video games.</text:p>
        </text:list-item>
        <text:list-item>
          <text:p text:style-name="P1">C#- Microsoft version of C used for networking and adminstractive website duties and team build projects.</text:p>
        </text:list-item>
        <text:list-item>
          <text:p text:style-name="P1">Bootstrap- a CSS framwork for building prfessional looking websites faster.</text:p>
        </text:list-item>
        <text:list-item>
          <text:p text:style-name="P1">React- a JavaScript library for building user interfaces.</text:p>
        </text:list-item>
        <text:list-item>
          <text:p text:style-name="P1">MySQL is a very popular open-source relational database management system (RDBMS).</text:p>
        </text:list-item>
        <text:list-item>
          <text:p text:style-name="P1">The purpose of jQuery is to make it much easier to use JavaScript on your website.</text:p>
        </text:list-item>
        <text:list-item>
          <text:p text:style-name="P1">Excel is the world's most used spreadsheet program.</text:p>
        </text:list-item>
        <text:list-item>
          <text:p text:style-name="P1">XML is a software- and hardware-independent tool for storing and transporting data.</text:p>
        </text:list-item>
        <text:list-item>
          <text:p text:style-name="P1">Django is a back-end server side web framework.</text:p>
        </text:list-item>
        <text:list-item>
          <text:p text:style-name="P1">NumPy is a Python library used for working with arrays. It stands for Numerical Python, it does math.</text:p>
        </text:list-item>
        <text:list-item>
          <text:p text:style-name="P1">Panda is a pythong lirary for Pandas is a Python library used for working with data sets. It is a tool of data scientists.</text:p>
        </text:list-item>
        <text:list-item>
          <text:p text:style-name="P1">Node.js is a free, open source tool that lets you run JavaScript outside the web browser. This is helpful in server design.</text:p>
        </text:list-item>
        <text:list-item>
          <text:p text:style-name="P1">DSA- Data Structures and Algorithms (DSA) is a fundamental part of Computer Science that teaches you how to think and solve complex problems systematically.</text:p>
        </text:list-item>
        <text:list-item>
          <text:p text:style-name="P1">AngularJS is a JavaScript framework. It can be added to an HTML page with a &lt;script&gt; tag. AngularJS extends HTML attributes with Directives, and binds data to HTML with Expressions.</text:p>
        </text:list-item>
        <text:list-item>
          <text:p text:style-name="P1">Git works on your computer, but you also use it with online services like GitHub, GitLab, or Bitbucket to share your work with others. These are called remote repositories.</text:p>
        </text:list-item>
        <text:list-item>
          <text:p text:style-name="P1">PostgreSQL is an free open-source database system that supports both relational (SQL) and non-relational (JSON) queries. PostgreSQL is a back-end database for dynamic websites and web applications. PostgreSQL supports the most important programming languages: Python Java C/C++ C# Node.js Go Ruby Perl Tcl</text:p>
        </text:list-item>
        <text:list-item>
          <text:p text:style-name="P1">MongoDB is a document database. It stores data in a type of JSON format called BSON.</text:p>
        </text:list-item>
        <text:list-item>
          <text:p text:style-name="P1">ASP stands for Active Server Pages ASP is a development framework for building web pages.</text:p>
        </text:list-item>
        <text:list-item>
          <text:p text:style-name="P1">Machine Learning is a subfield of Artificial intelligence</text:p>
        </text:list-item>
        <text:list-item>
          <text:p text:style-name="P1"><text:soft-page-break/>R is a programming language. R is often used for statistical computing and graphical presentation to analyze and visualize data.</text:p>
        </text:list-item>
        <text:list-item>
          <text:p text:style-name="P1">Go is a fast, statically typed, compiled language known for its simplicity and efficiency.</text:p>
        </text:list-item>
        <text:list-item>
          <text:p text:style-name="P1">Kotlin is easy to learn, especially if you already know Java (it is 100% compatible with Java).</text:p>
        </text:list-item>
        <text:list-item>
          <text:p text:style-name="P1">Sass is a CSS pre-processor. Sass reduces repetition of CSS and therefore saves time.</text:p>
        </text:list-item>
        <text:list-item>
          <text:p text:style-name="P1">Vue is a popular JavaScript framework.</text:p>
        </text:list-item>
        <text:list-item>
          <text:p text:style-name="P1">Generative AI can help boost your productivity if used correctly.</text:p>
        </text:list-item>
        <text:list-item>
          <text:p text:style-name="P1">SciPy is a scientific computation library that uses NumPy underneath.</text:p>
        </text:list-item>
        <text:list-item>
          <text:p text:style-name="P1">Data Science is a combination of multiple disciplines that uses statistics, data analysis, and machine learning to analyze data and to extract knowledge and insights from it.</text:p>
        </text:list-item>
        <text:list-item>
          <text:p text:style-name="P1">Bash is used to write scripts and run commands on Linux systems. It helps automate tasks, manage system operations, and boost productivity.</text:p>
        </text:list-item>
        <text:list-item>
          <text:p text:style-name="P1">Rust is a popular programming language used to build everything from web servers to game engines. Rust is known for being very fast, and is similar to C and C++ in language. </text:p>
        </text:list-item>
      </text:list>
      <text:p text:style-name="Standard"/>
      <text:p text:style-name="Standard"/>
      <text:p text:style-name="Standard">Computer Science Concepts</text:p>
      <text:p text:style-name="Standard"/>
      <text:list xml:id="list7904862235106645149" text:style-name="L2">
        <text:list-item>
          <text:p text:style-name="P2">Programming</text:p>
        </text:list-item>
        <text:list-item>
          <text:p text:style-name="P2">Variables</text:p>
        </text:list-item>
        <text:list-item>
          <text:p text:style-name="P2">If Statements</text:p>
        </text:list-item>
        <text:list-item>
          <text:p text:style-name="P2">Arrays</text:p>
        </text:list-item>
        <text:list-item>
          <text:p text:style-name="P2">Loops</text:p>
        </text:list-item>
        <text:list-item>
          <text:p text:style-name="P2">Functions</text:p>
        </text:list-item>
        <text:list-item>
          <text:p text:style-name="P2">Scope</text:p>
        </text:list-item>
        <text:list-item>
          <text:p text:style-name="P2">Data Types</text:p>
        </text:list-item>
        <text:list-item>
          <text:p text:style-name="P2">Operators</text:p>
        </text:list-item>
        <text:list-item>
          <text:p text:style-name="P2">Comments</text:p>
        </text:list-item>
        <text:list-item>
          <text:p text:style-name="P2">Bits and Bytes</text:p>
        </text:list-item>
        <text:list-item>
          <text:p text:style-name="P2">Binary Numbers</text:p>
        </text:list-item>
        <text:list-item>
          <text:p text:style-name="P2">Hexadecimal Numbers</text:p>
        </text:list-item>
        <text:list-item>
          <text:p text:style-name="P2">Boolean Algebra<text:line-break/><text:tab/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4M59S</meta:editing-duration>
    <meta:editing-cycles>4</meta:editing-cycles>
    <meta:generator>OpenOffice/4.1.15$Win32 OpenOffice.org_project/4115m2$Build-9813</meta:generator>
    <dc:date>2025-08-12T03:22:36.38</dc:date>
    <dc:creator>Joseph Malone</dc:creator>
    <meta:document-statistic meta:table-count="0" meta:image-count="0" meta:object-count="0" meta:page-count="2" meta:paragraph-count="53" meta:word-count="807" meta:character-count="4842"/>
    <meta:user-defined meta:name="Info 1"/>
    <meta:user-defined meta:name="Info 2"/>
    <meta:user-defined meta:name="Info 3"/>
    <meta:user-defined meta:name="Info 4"/>
  </office:meta>
</office:document-meta>
</file>